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75in" fo:margin-left="-0.0535in" table:align="left" style:writing-mode="lr-tb"/>
    </style:style>
    <style:style style:name="Table1.A" style:family="table-column">
      <style:table-column-properties style:column-width="3.5486in"/>
    </style:style>
    <style:style style:name="Table1.B" style:family="table-column">
      <style:table-column-properties style:column-width="3.3889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f2f2f2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2f2f2" fo:padding-left="0.0486in" fo:padding-right="0.0486in" fo:padding-top="0in" fo:padding-bottom="0in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.7" style:family="table-row">
      <style:table-row-properties style:min-row-height="0.3229in" fo:keep-together="always"/>
    </style:style>
    <style:style style:name="Table1.A7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.A9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P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0e1acd" officeooo:paragraph-rsid="000e1acd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0f7204" officeooo:paragraph-rsid="000f7204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normal" officeooo:rsid="000f7204" officeooo:paragraph-rsid="000f7204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0f7204" officeooo:paragraph-rsid="000f7204" style:font-size-asian="11pt" style:font-weight-asian="normal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officeooo:paragraph-rsid="000e1acd"/>
    </style:style>
    <style:style style:name="P10" style:family="paragraph" style:parent-style-name="Standard" style:master-page-name="Standard">
      <style:paragraph-properties style:page-number="auto"/>
      <style:text-properties style:font-name="Arial" fo:font-size="18pt" style:font-size-asian="18pt" style:font-name-complex="Arial" style:font-size-complex="18pt"/>
    </style:style>
    <style:style style:name="P11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P12" style:family="paragraph" style:parent-style-name="Arial12-blauw">
      <style:paragraph-properties fo:orphans="2" fo:widows="2"/>
      <style:text-properties style:font-name="Arial" fo:font-size="18pt" style:font-size-asian="18pt" style:font-name-complex="Arial" style:font-size-complex="18pt"/>
    </style:style>
    <style:style style:name="P13" style:family="paragraph" style:parent-style-name="Arial12-blauw">
      <style:paragraph-properties fo:orphans="2" fo:widows="2"/>
      <style:text-properties fo:color="#000000" fo:font-size="16pt" fo:font-weight="bold" style:font-size-asian="16pt" style:font-weight-asian="bold" style:font-size-complex="16pt" style:font-weight-complex="bold"/>
    </style:style>
    <style:style style:name="P14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style:font-size-asian="16pt" style:font-weight-asian="bold" style:font-size-complex="16pt" style:font-weight-complex="bold"/>
    </style:style>
    <style:style style:name="P15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officeooo:rsid="000f7204" officeooo:paragraph-rsid="000f7204" style:font-size-asian="16pt" style:font-weight-asian="bold" style:font-size-complex="16pt" style:font-weight-complex="bold"/>
    </style:style>
    <style:style style:name="P16" style:family="paragraph" style:parent-style-name="Arial12-blauw">
      <style:paragraph-properties fo:orphans="2" fo:widows="2"/>
      <style:text-properties fo:color="#000000" fo:font-size="28pt" fo:font-weight="bold" style:font-size-asian="28pt" style:font-weight-asian="bold" style:font-size-complex="28pt" style:font-weight-complex="bold"/>
    </style:style>
    <style:style style:name="P17" style:family="paragraph" style:parent-style-name="Arial12-blauw">
      <style:paragraph-properties fo:text-align="center" style:justify-single-word="false" fo:orphans="2" fo:widows="2" style:snap-to-layout-grid="false"/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0e1acd" style:font-size-asian="11pt" style:font-name-complex="Arial" style:font-size-complex="11pt"/>
    </style:style>
    <style:style style:name="T3" style:family="text">
      <style:text-properties officeooo:rsid="000e1acd"/>
    </style:style>
    <style:style style:name="T4" style:family="text">
      <style:text-properties style:font-weight-complex="normal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Vergadering</text:p>
            <text:p text:style-name="P15">Opstartverslag</text:p>
          </table:table-cell>
          <table:table-cell table:style-name="Table1.B1" office:value-type="string">
            <text:p text:style-name="P16">Vergaderverslag</text:p>
          </table:table-cell>
        </table:table-row>
        <table:table-row table:style-name="Table1.1">
          <table:table-cell table:style-name="Table1.A2" office:value-type="string">
            <text:p text:style-name="P8"/>
            <text:p text:style-name="Standard"><text:span text:style-name="T1">Vergaderdatum: </text:span><text:span text:style-name="T2">20/02/2017</text:span></text:p>
          </table:table-cell>
          <table:table-cell table:style-name="Table1.B2" office:value-type="string">
            <text:p text:style-name="P3"/>
            <text:p text:style-name="P2">Verslagdatum: <text:span text:style-name="T3">20/02/2017</text:span></text:p>
          </table:table-cell>
        </table:table-row>
        <table:table-row table:style-name="Table1.1">
          <table:table-cell table:style-name="Table1.A3" office:value-type="string">
            <text:p text:style-name="P3"/>
            <text:p text:style-name="Standard"><text:span text:style-name="T1">Vergaderplaats: </text:span><text:span text:style-name="T2">Sint-Katelijne-Waver</text:span></text:p>
          </table:table-cell>
          <table:table-cell table:style-name="Table1.B3" office:value-type="string">
            <text:p text:style-name="P3"/>
            <text:p text:style-name="P2">Opgesteld door: <text:span text:style-name="T3">Olivier Van den Eede</text:span></text:p>
          </table:table-cell>
        </table:table-row>
        <table:table-row table:style-name="Table1.1">
          <table:table-cell table:style-name="Table1.B1" table:number-columns-spanned="2" office:value-type="string">
            <text:p text:style-name="P17"/>
            <text:p text:style-name="P13">Deelnemers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8"/>
            <text:p text:style-name="P9"><text:span text:style-name="T1">Aanwezig:</text:span></text:p>
            <text:p text:style-name="P9"><text:span text:style-name="T1"><text:s text:c="4"/>– </text:span><text:span text:style-name="T2">Olivier Van den Eede</text:span></text:p>
            <text:p text:style-name="Standard"><text:span text:style-name="T2"><text:s text:c="4"/>– Wim Dams</text:span></text:p>
            <text:p text:style-name="Standard"><text:span text:style-name="T2"><text:s text:c="4"/>– Jan Derua</text:span></text:p>
            <text:p text:style-name="Standard"><text:span text:style-name="T2"/></text:p>
          </table:table-cell>
          <table:table-cell table:style-name="Table1.B5" office:value-type="string">
            <text:p text:style-name="P3"/>
            <text:p text:style-name="P2">Afwezig: /</text:p>
          </table:table-cell>
        </table:table-row>
        <table:table-row table:style-name="Table1.1">
          <table:table-cell table:style-name="Table1.B1" table:number-columns-spanned="2" office:value-type="string">
            <text:p text:style-name="P17"/>
            <text:p text:style-name="P13">Genomen besluiten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4"/>
            <text:p text:style-name="P4">1. Titel van de bachelorproef</text:p>
            <text:p text:style-name="P2"><text:span text:style-name="T3">2</text:span>. <text:span text:style-name="T3">Doelen en vereisten van de bachelorproef opgesteld</text:span></text:p>
            <text:p text:style-name="P2"><text:span text:style-name="T3">3</text:span>. <text:span text:style-name="T3">Mogelijk high-level toepassingen</text:span></text:p>
            <text:p text:style-name="P2"><text:span text:style-name="T3">4</text:span>. <text:span text:style-name="T3">Minimale vereisten voor de proef</text:span></text:p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7"/>
            <text:p text:style-name="P13">Verslag</text:p>
          </table:table-cell>
          <table:covered-table-cell/>
          <table:table-cell table:style-name="Table1.B1" office:value-type="string">
            <text:p text:style-name="P14"/>
            <text:p text:style-name="P13"/>
          </table:table-cell>
        </table:table-row>
        <table:table-row table:style-name="Table1.1">
          <table:table-cell table:style-name="Table1.A9" table:number-columns-spanned="2" office:value-type="string">
            <text:p text:style-name="P8"/>
            <text:p text:style-name="P6"/>
            <text:p text:style-name="P7"><text:span text:style-name="T4">1) Bespreking van het onderwerp</text:span></text:p>
            <text:p text:style-name="P5">2) Bespreken van de probleemstelling van de proef</text:p>
            <text:p text:style-name="P5">3) Bespreken en opstellen van de doelen van de bachelorproef</text:p>
            <text:p text:style-name="P5">4) Uit deze doelen zijn de minimumdoelen vastgesteld</text:p>
            <text:p text:style-name="P5"/>
            <text:p text:style-name="P5">5) Bespreken van wat de mogelijk applicaties zijn die op het systeem kunnen draaien in de toekomst.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C9" office:value-type="string">
            <text:p text:style-name="P3"/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nl" fo:country="B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rial16-rood" style:family="paragraph" style:parent-style-name="Standard">
      <style:paragraph-properties fo:orphans="0" fo:widows="0" style:text-autospace="none" style:punctuation-wrap="simple" style:vertical-align="baseline"/>
      <style:text-properties fo:color="#ff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Arial12-blauw" style:family="paragraph" style:parent-style-name="Standard">
      <style:paragraph-properties fo:orphans="0" fo:widows="0" style:text-autospace="none" style:punctuation-wrap="simple" style:vertical-align="baselin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andaardalinea-lettertyp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MP2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bottom="0.4453in" style:dynamic-spacing="true"/>
      </style:header-style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1.7035in" svg:height="0.672in" draw:z-index="0"><draw:image xlink:href="Pictures/2000002100010EA600006986E3E7FEBE139E0BD8.wmf" xlink:type="simple" xlink:show="embed" xlink:actuate="onLoad"/><svg:desc>TM_logo.wmf</svg:desc></draw:frame></text:p>
      </style:header>
      <style:footer>
        <text:p text:style-name="MP2"/>
        <text:p text:style-name="MP2">Verslag overlegmoment promotor-bedrijfspromotor-student: Opstartversla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 vergaderverslag</dc:title>
    <dc:subject>vergadering</dc:subject>
    <meta:keyword>notulen</meta:keyword>
    <meta:keyword>verslag</meta:keyword>
    <meta:keyword>besluitenlijst</meta:keyword>
    <meta:keyword>actielijst</meta:keyword>
    <dc:description>gecombineerd model voor verslag, besluitenlijst en actielijst</dc:description>
    <meta:initial-creator>drs. Joost Scheifes</meta:initial-creator>
    <meta:creation-date>2005-01-20T13:21:00</meta:creation-date>
    <dc:date>2017-02-20T13:06:12.717640659</dc:date>
    <meta:editing-cycles>5</meta:editing-cycles>
    <meta:editing-duration>PT1H22M4S</meta:editing-duration>
    <meta:generator>LibreOffice/5.1.4.2$Linux_X86_64 LibreOffice_project/10m0$Build-2</meta:generator>
    <meta:document-statistic meta:table-count="1" meta:image-count="1" meta:object-count="0" meta:page-count="1" meta:paragraph-count="26" meta:word-count="105" meta:character-count="784" meta:non-whitespace-character-count="688"/>
  </office:meta>
</office:document-meta>
</file>